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55mm"/>
    </style:style>
    <style:style style:name="co2" style:family="table-column">
      <style:table-column-properties fo:break-before="auto" style:column-width="32.2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1.37mm" svg:height="100.02mm" svg:x="51.5mm" svg:y="0.9mm">
            <loext:p draw:notify-on-update-of-ranges="Sheet1.A1:Sheet1.A1 Sheet1.A2:Sheet1.A73 Sheet1.B1:Sheet1.B1 Sheet1.B2:Sheet1.B7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LEV</text:p>
          </table:table-cell>
        </table:table-row>
        <table:table-row table:style-name="ro1">
          <table:table-cell office:value-type="string" calcext:value-type="string">
            <text:p>143.170919466</text:p>
          </table:table-cell>
          <table:table-cell office:value-type="float" office:value="-4600" calcext:value-type="float">
            <text:p>-4600</text:p>
          </table:table-cell>
        </table:table-row>
        <table:table-row table:style-name="ro1">
          <table:table-cell office:value-type="string" calcext:value-type="string">
            <text:p>143.17779062</text:p>
          </table:table-cell>
          <table:table-cell office:value-type="float" office:value="-4700" calcext:value-type="float">
            <text:p>-4700</text:p>
          </table:table-cell>
        </table:table-row>
        <table:table-row table:style-name="ro1">
          <table:table-cell office:value-type="string" calcext:value-type="string">
            <text:p>143.18474743</text:p>
          </table:table-cell>
          <table:table-cell office:value-type="float" office:value="-4800" calcext:value-type="float">
            <text:p>-4800</text:p>
          </table:table-cell>
        </table:table-row>
        <table:table-row table:style-name="ro1">
          <table:table-cell office:value-type="string" calcext:value-type="string">
            <text:p>143.191478132</text:p>
          </table:table-cell>
          <table:table-cell office:value-type="float" office:value="-4900" calcext:value-type="float">
            <text:p>-4900</text:p>
          </table:table-cell>
        </table:table-row>
        <table:table-row table:style-name="ro1">
          <table:table-cell office:value-type="string" calcext:value-type="string">
            <text:p>143.197861404</text:p>
          </table:table-cell>
          <table:table-cell office:value-type="float" office:value="-5000" calcext:value-type="float">
            <text:p>-5000</text:p>
          </table:table-cell>
        </table:table-row>
        <table:table-row table:style-name="ro1">
          <table:table-cell office:value-type="string" calcext:value-type="string">
            <text:p>143.204192651</text:p>
          </table:table-cell>
          <table:table-cell office:value-type="float" office:value="-5100" calcext:value-type="float">
            <text:p>-5100</text:p>
          </table:table-cell>
        </table:table-row>
        <table:table-row table:style-name="ro1">
          <table:table-cell office:value-type="string" calcext:value-type="string">
            <text:p>143.210492467</text:p>
          </table:table-cell>
          <table:table-cell office:value-type="float" office:value="-5200" calcext:value-type="float">
            <text:p>-5200</text:p>
          </table:table-cell>
        </table:table-row>
        <table:table-row table:style-name="ro1">
          <table:table-cell office:value-type="string" calcext:value-type="string">
            <text:p>143.216551478</text:p>
          </table:table-cell>
          <table:table-cell office:value-type="float" office:value="-5300" calcext:value-type="float">
            <text:p>-5300</text:p>
          </table:table-cell>
        </table:table-row>
        <table:table-row table:style-name="ro1">
          <table:table-cell office:value-type="string" calcext:value-type="string">
            <text:p>143.224029946</text:p>
          </table:table-cell>
          <table:table-cell office:value-type="float" office:value="-5400" calcext:value-type="float">
            <text:p>-5400</text:p>
          </table:table-cell>
        </table:table-row>
        <table:table-row table:style-name="ro1">
          <table:table-cell office:value-type="string" calcext:value-type="string">
            <text:p>143.231444063</text:p>
          </table:table-cell>
          <table:table-cell office:value-type="float" office:value="-5500" calcext:value-type="float">
            <text:p>-5500</text:p>
          </table:table-cell>
        </table:table-row>
        <table:table-row table:style-name="ro1">
          <table:table-cell office:value-type="string" calcext:value-type="string">
            <text:p>143.239120519</text:p>
          </table:table-cell>
          <table:table-cell office:value-type="float" office:value="-5600" calcext:value-type="float">
            <text:p>-5600</text:p>
          </table:table-cell>
        </table:table-row>
        <table:table-row table:style-name="ro1">
          <table:table-cell office:value-type="string" calcext:value-type="string">
            <text:p>143.247956417</text:p>
          </table:table-cell>
          <table:table-cell office:value-type="float" office:value="-5700" calcext:value-type="float">
            <text:p>-5700</text:p>
          </table:table-cell>
        </table:table-row>
        <table:table-row table:style-name="ro1">
          <table:table-cell office:value-type="string" calcext:value-type="string">
            <text:p>143.255392936</text:p>
          </table:table-cell>
          <table:table-cell office:value-type="float" office:value="-5800" calcext:value-type="float">
            <text:p>-5800</text:p>
          </table:table-cell>
        </table:table-row>
        <table:table-row table:style-name="ro1">
          <table:table-cell office:value-type="string" calcext:value-type="string">
            <text:p>143.261759168</text:p>
          </table:table-cell>
          <table:table-cell office:value-type="float" office:value="-5900" calcext:value-type="float">
            <text:p>-5900</text:p>
          </table:table-cell>
        </table:table-row>
        <table:table-row table:style-name="ro1">
          <table:table-cell office:value-type="string" calcext:value-type="string">
            <text:p>143.267582316</text:p>
          </table:table-cell>
          <table:table-cell office:value-type="float" office:value="-6000" calcext:value-type="float">
            <text:p>-6000</text:p>
          </table:table-cell>
        </table:table-row>
        <table:table-row table:style-name="ro1">
          <table:table-cell office:value-type="string" calcext:value-type="string">
            <text:p>143.2741795</text:p>
          </table:table-cell>
          <table:table-cell office:value-type="float" office:value="-6100" calcext:value-type="float">
            <text:p>-6100</text:p>
          </table:table-cell>
        </table:table-row>
        <table:table-row table:style-name="ro1">
          <table:table-cell office:value-type="string" calcext:value-type="string">
            <text:p>143.282486004</text:p>
          </table:table-cell>
          <table:table-cell office:value-type="float" office:value="-6200" calcext:value-type="float">
            <text:p>-6200</text:p>
          </table:table-cell>
        </table:table-row>
        <table:table-row table:style-name="ro1">
          <table:table-cell office:value-type="string" calcext:value-type="string">
            <text:p>143.288135109</text:p>
          </table:table-cell>
          <table:table-cell office:value-type="float" office:value="-6300" calcext:value-type="float">
            <text:p>-6300</text:p>
          </table:table-cell>
        </table:table-row>
        <table:table-row table:style-name="ro1">
          <table:table-cell office:value-type="string" calcext:value-type="string">
            <text:p>143.294395764</text:p>
          </table:table-cell>
          <table:table-cell office:value-type="float" office:value="-6400" calcext:value-type="float">
            <text:p>-6400</text:p>
          </table:table-cell>
        </table:table-row>
        <table:table-row table:style-name="ro1">
          <table:table-cell office:value-type="string" calcext:value-type="string">
            <text:p>143.302830395</text:p>
          </table:table-cell>
          <table:table-cell office:value-type="float" office:value="-6500" calcext:value-type="float">
            <text:p>-6500</text:p>
          </table:table-cell>
        </table:table-row>
        <table:table-row table:style-name="ro1">
          <table:table-cell office:value-type="string" calcext:value-type="string">
            <text:p>143.315456979</text:p>
          </table:table-cell>
          <table:table-cell office:value-type="float" office:value="-6600" calcext:value-type="float">
            <text:p>-6600</text:p>
          </table:table-cell>
        </table:table-row>
        <table:table-row table:style-name="ro1">
          <table:table-cell office:value-type="string" calcext:value-type="string">
            <text:p>143.322222653</text:p>
          </table:table-cell>
          <table:table-cell office:value-type="float" office:value="-6700" calcext:value-type="float">
            <text:p>-6700</text:p>
          </table:table-cell>
        </table:table-row>
        <table:table-row table:style-name="ro1">
          <table:table-cell office:value-type="string" calcext:value-type="string">
            <text:p>143.327868519</text:p>
          </table:table-cell>
          <table:table-cell office:value-type="float" office:value="-6800" calcext:value-type="float">
            <text:p>-6800</text:p>
          </table:table-cell>
        </table:table-row>
        <table:table-row table:style-name="ro1">
          <table:table-cell office:value-type="string" calcext:value-type="string">
            <text:p>143.332411788</text:p>
          </table:table-cell>
          <table:table-cell office:value-type="float" office:value="-6900" calcext:value-type="float">
            <text:p>-6900</text:p>
          </table:table-cell>
        </table:table-row>
        <table:table-row table:style-name="ro1">
          <table:table-cell office:value-type="string" calcext:value-type="string">
            <text:p>143.336253784</text:p>
          </table:table-cell>
          <table:table-cell office:value-type="float" office:value="-7000" calcext:value-type="float">
            <text:p>-7000</text:p>
          </table:table-cell>
        </table:table-row>
        <table:table-row table:style-name="ro1">
          <table:table-cell office:value-type="string" calcext:value-type="string">
            <text:p>143.33984217</text:p>
          </table:table-cell>
          <table:table-cell office:value-type="float" office:value="-7100" calcext:value-type="float">
            <text:p>-7100</text:p>
          </table:table-cell>
        </table:table-row>
        <table:table-row table:style-name="ro1">
          <table:table-cell office:value-type="string" calcext:value-type="string">
            <text:p>143.343371326</text:p>
          </table:table-cell>
          <table:table-cell office:value-type="float" office:value="-7200" calcext:value-type="float">
            <text:p>-7200</text:p>
          </table:table-cell>
        </table:table-row>
        <table:table-row table:style-name="ro1">
          <table:table-cell office:value-type="string" calcext:value-type="string">
            <text:p>143.346873626</text:p>
          </table:table-cell>
          <table:table-cell office:value-type="float" office:value="-7300" calcext:value-type="float">
            <text:p>-7300</text:p>
          </table:table-cell>
        </table:table-row>
        <table:table-row table:style-name="ro1">
          <table:table-cell office:value-type="string" calcext:value-type="string">
            <text:p>143.350150634</text:p>
          </table:table-cell>
          <table:table-cell office:value-type="float" office:value="-7400" calcext:value-type="float">
            <text:p>-7400</text:p>
          </table:table-cell>
        </table:table-row>
        <table:table-row table:style-name="ro1">
          <table:table-cell office:value-type="string" calcext:value-type="string">
            <text:p>143.353059118</text:p>
          </table:table-cell>
          <table:table-cell office:value-type="float" office:value="-7500" calcext:value-type="float">
            <text:p>-7500</text:p>
          </table:table-cell>
        </table:table-row>
        <table:table-row table:style-name="ro1">
          <table:table-cell office:value-type="string" calcext:value-type="string">
            <text:p>143.355967602</text:p>
          </table:table-cell>
          <table:table-cell office:value-type="float" office:value="-7600" calcext:value-type="float">
            <text:p>-7600</text:p>
          </table:table-cell>
        </table:table-row>
        <table:table-row table:style-name="ro1">
          <table:table-cell office:value-type="string" calcext:value-type="string">
            <text:p>143.358878258</text:p>
          </table:table-cell>
          <table:table-cell office:value-type="float" office:value="-7700" calcext:value-type="float">
            <text:p>-7700</text:p>
          </table:table-cell>
        </table:table-row>
        <table:table-row table:style-name="ro1">
          <table:table-cell office:value-type="string" calcext:value-type="string">
            <text:p>143.362131541</text:p>
          </table:table-cell>
          <table:table-cell office:value-type="float" office:value="-7800" calcext:value-type="float">
            <text:p>-7800</text:p>
          </table:table-cell>
        </table:table-row>
        <table:table-row table:style-name="ro1">
          <table:table-cell office:value-type="string" calcext:value-type="string">
            <text:p>143.365762551</text:p>
          </table:table-cell>
          <table:table-cell office:value-type="float" office:value="-7900" calcext:value-type="float">
            <text:p>-7900</text:p>
          </table:table-cell>
        </table:table-row>
        <table:table-row table:style-name="ro1">
          <table:table-cell office:value-type="string" calcext:value-type="string">
            <text:p>143.369435792</text:p>
          </table:table-cell>
          <table:table-cell office:value-type="float" office:value="-8000" calcext:value-type="float">
            <text:p>-8000</text:p>
          </table:table-cell>
        </table:table-row>
        <table:table-row table:style-name="ro1">
          <table:table-cell office:value-type="string" calcext:value-type="string">
            <text:p>143.373645073</text:p>
          </table:table-cell>
          <table:table-cell office:value-type="float" office:value="-8100" calcext:value-type="float">
            <text:p>-8100</text:p>
          </table:table-cell>
        </table:table-row>
        <table:table-row table:style-name="ro1">
          <table:table-cell office:value-type="string" calcext:value-type="string">
            <text:p>143.37836826</text:p>
          </table:table-cell>
          <table:table-cell office:value-type="float" office:value="-8200" calcext:value-type="float">
            <text:p>-8200</text:p>
          </table:table-cell>
        </table:table-row>
        <table:table-row table:style-name="ro1">
          <table:table-cell office:value-type="string" calcext:value-type="string">
            <text:p>143.383632154</text:p>
          </table:table-cell>
          <table:table-cell office:value-type="float" office:value="-8300" calcext:value-type="float">
            <text:p>-8300</text:p>
          </table:table-cell>
        </table:table-row>
        <table:table-row table:style-name="ro1">
          <table:table-cell office:value-type="string" calcext:value-type="string">
            <text:p>143.393503716</text:p>
          </table:table-cell>
          <table:table-cell office:value-type="float" office:value="-8400" calcext:value-type="float">
            <text:p>-8400</text:p>
          </table:table-cell>
        </table:table-row>
        <table:table-row table:style-name="ro1">
          <table:table-cell office:value-type="string" calcext:value-type="string">
            <text:p>143.413737255</text:p>
          </table:table-cell>
          <table:table-cell office:value-type="float" office:value="-8400" calcext:value-type="float">
            <text:p>-8400</text:p>
          </table:table-cell>
        </table:table-row>
        <table:table-row table:style-name="ro1">
          <table:table-cell office:value-type="string" calcext:value-type="string">
            <text:p>143.418641837</text:p>
          </table:table-cell>
          <table:table-cell office:value-type="float" office:value="-8300" calcext:value-type="float">
            <text:p>-8300</text:p>
          </table:table-cell>
        </table:table-row>
        <table:table-row table:style-name="ro1">
          <table:table-cell office:value-type="string" calcext:value-type="string">
            <text:p>143.422107786</text:p>
          </table:table-cell>
          <table:table-cell office:value-type="float" office:value="-8200" calcext:value-type="float">
            <text:p>-8200</text:p>
          </table:table-cell>
        </table:table-row>
        <table:table-row table:style-name="ro1">
          <table:table-cell office:value-type="string" calcext:value-type="string">
            <text:p>143.425637466</text:p>
          </table:table-cell>
          <table:table-cell office:value-type="float" office:value="-8100" calcext:value-type="float">
            <text:p>-8100</text:p>
          </table:table-cell>
        </table:table-row>
        <table:table-row table:style-name="ro1">
          <table:table-cell office:value-type="string" calcext:value-type="string">
            <text:p>143.429330204</text:p>
          </table:table-cell>
          <table:table-cell office:value-type="float" office:value="-8000" calcext:value-type="float">
            <text:p>-8000</text:p>
          </table:table-cell>
        </table:table-row>
        <table:table-row table:style-name="ro1">
          <table:table-cell office:value-type="string" calcext:value-type="string">
            <text:p>143.433146023</text:p>
          </table:table-cell>
          <table:table-cell office:value-type="float" office:value="-7900" calcext:value-type="float">
            <text:p>-7900</text:p>
          </table:table-cell>
        </table:table-row>
        <table:table-row table:style-name="ro1">
          <table:table-cell office:value-type="string" calcext:value-type="string">
            <text:p>143.436614895</text:p>
          </table:table-cell>
          <table:table-cell office:value-type="float" office:value="-7800" calcext:value-type="float">
            <text:p>-7800</text:p>
          </table:table-cell>
        </table:table-row>
        <table:table-row table:style-name="ro1">
          <table:table-cell office:value-type="string" calcext:value-type="string">
            <text:p>143.440247117</text:p>
          </table:table-cell>
          <table:table-cell office:value-type="float" office:value="-7700" calcext:value-type="float">
            <text:p>-7700</text:p>
          </table:table-cell>
        </table:table-row>
        <table:table-row table:style-name="ro1">
          <table:table-cell office:value-type="string" calcext:value-type="string">
            <text:p>143.443948439</text:p>
          </table:table-cell>
          <table:table-cell office:value-type="float" office:value="-7600" calcext:value-type="float">
            <text:p>-7600</text:p>
          </table:table-cell>
        </table:table-row>
        <table:table-row table:style-name="ro1">
          <table:table-cell office:value-type="string" calcext:value-type="string">
            <text:p>143.447403991</text:p>
          </table:table-cell>
          <table:table-cell office:value-type="float" office:value="-7500" calcext:value-type="float">
            <text:p>-7500</text:p>
          </table:table-cell>
        </table:table-row>
        <table:table-row table:style-name="ro1">
          <table:table-cell office:value-type="string" calcext:value-type="string">
            <text:p>143.451363192</text:p>
          </table:table-cell>
          <table:table-cell office:value-type="float" office:value="-7400" calcext:value-type="float">
            <text:p>-7400</text:p>
          </table:table-cell>
        </table:table-row>
        <table:table-row table:style-name="ro1">
          <table:table-cell office:value-type="string" calcext:value-type="string">
            <text:p>143.455097688</text:p>
          </table:table-cell>
          <table:table-cell office:value-type="float" office:value="-7300" calcext:value-type="float">
            <text:p>-7300</text:p>
          </table:table-cell>
        </table:table-row>
        <table:table-row table:style-name="ro1">
          <table:table-cell office:value-type="string" calcext:value-type="string">
            <text:p>143.459128657</text:p>
          </table:table-cell>
          <table:table-cell office:value-type="float" office:value="-7200" calcext:value-type="float">
            <text:p>-7200</text:p>
          </table:table-cell>
        </table:table-row>
        <table:table-row table:style-name="ro1">
          <table:table-cell office:value-type="string" calcext:value-type="string">
            <text:p>143.464302984</text:p>
          </table:table-cell>
          <table:table-cell office:value-type="float" office:value="-7100" calcext:value-type="float">
            <text:p>-7100</text:p>
          </table:table-cell>
        </table:table-row>
        <table:table-row table:style-name="ro1">
          <table:table-cell office:value-type="string" calcext:value-type="string">
            <text:p>143.469456217</text:p>
          </table:table-cell>
          <table:table-cell office:value-type="float" office:value="-7000" calcext:value-type="float">
            <text:p>-7000</text:p>
          </table:table-cell>
        </table:table-row>
        <table:table-row table:style-name="ro1">
          <table:table-cell office:value-type="string" calcext:value-type="string">
            <text:p>143.475995067</text:p>
          </table:table-cell>
          <table:table-cell office:value-type="float" office:value="-6900" calcext:value-type="float">
            <text:p>-6900</text:p>
          </table:table-cell>
        </table:table-row>
        <table:table-row table:style-name="ro1">
          <table:table-cell office:value-type="string" calcext:value-type="string">
            <text:p>143.483458981</text:p>
          </table:table-cell>
          <table:table-cell office:value-type="float" office:value="-6800" calcext:value-type="float">
            <text:p>-6800</text:p>
          </table:table-cell>
        </table:table-row>
        <table:table-row table:style-name="ro1">
          <table:table-cell office:value-type="string" calcext:value-type="string">
            <text:p>143.493501703</text:p>
          </table:table-cell>
          <table:table-cell office:value-type="float" office:value="-6700" calcext:value-type="float">
            <text:p>-6700</text:p>
          </table:table-cell>
        </table:table-row>
        <table:table-row table:style-name="ro1">
          <table:table-cell office:value-type="string" calcext:value-type="string">
            <text:p>143.504824881</text:p>
          </table:table-cell>
          <table:table-cell office:value-type="float" office:value="-6600" calcext:value-type="float">
            <text:p>-6600</text:p>
          </table:table-cell>
        </table:table-row>
        <table:table-row table:style-name="ro1">
          <table:table-cell office:value-type="string" calcext:value-type="string">
            <text:p>143.516067727</text:p>
          </table:table-cell>
          <table:table-cell office:value-type="float" office:value="-6500" calcext:value-type="float">
            <text:p>-6500</text:p>
          </table:table-cell>
        </table:table-row>
        <table:table-row table:style-name="ro1">
          <table:table-cell office:value-type="string" calcext:value-type="string">
            <text:p>143.526264606</text:p>
          </table:table-cell>
          <table:table-cell office:value-type="float" office:value="-6400" calcext:value-type="float">
            <text:p>-6400</text:p>
          </table:table-cell>
        </table:table-row>
        <table:table-row table:style-name="ro1">
          <table:table-cell office:value-type="string" calcext:value-type="string">
            <text:p>143.536029978</text:p>
          </table:table-cell>
          <table:table-cell office:value-type="float" office:value="-6300" calcext:value-type="float">
            <text:p>-6300</text:p>
          </table:table-cell>
        </table:table-row>
        <table:table-row table:style-name="ro1">
          <table:table-cell office:value-type="string" calcext:value-type="string">
            <text:p>143.544771313</text:p>
          </table:table-cell>
          <table:table-cell office:value-type="float" office:value="-6200" calcext:value-type="float">
            <text:p>-6200</text:p>
          </table:table-cell>
        </table:table-row>
        <table:table-row table:style-name="ro1">
          <table:table-cell office:value-type="string" calcext:value-type="string">
            <text:p>143.553782175</text:p>
          </table:table-cell>
          <table:table-cell office:value-type="float" office:value="-6100" calcext:value-type="float">
            <text:p>-6100</text:p>
          </table:table-cell>
        </table:table-row>
        <table:table-row table:style-name="ro1">
          <table:table-cell office:value-type="string" calcext:value-type="string">
            <text:p>143.561522557</text:p>
          </table:table-cell>
          <table:table-cell office:value-type="float" office:value="-6000" calcext:value-type="float">
            <text:p>-6000</text:p>
          </table:table-cell>
        </table:table-row>
        <table:table-row table:style-name="ro1">
          <table:table-cell office:value-type="string" calcext:value-type="string">
            <text:p>143.56887296</text:p>
          </table:table-cell>
          <table:table-cell office:value-type="float" office:value="-5900" calcext:value-type="float">
            <text:p>-5900</text:p>
          </table:table-cell>
        </table:table-row>
        <table:table-row table:style-name="ro1">
          <table:table-cell office:value-type="string" calcext:value-type="string">
            <text:p>143.575336018</text:p>
          </table:table-cell>
          <table:table-cell office:value-type="float" office:value="-5800" calcext:value-type="float">
            <text:p>-5800</text:p>
          </table:table-cell>
        </table:table-row>
        <table:table-row table:style-name="ro1">
          <table:table-cell office:value-type="string" calcext:value-type="string">
            <text:p>143.581922513</text:p>
          </table:table-cell>
          <table:table-cell office:value-type="float" office:value="-5700" calcext:value-type="float">
            <text:p>-5700</text:p>
          </table:table-cell>
        </table:table-row>
        <table:table-row table:style-name="ro1">
          <table:table-cell office:value-type="string" calcext:value-type="string">
            <text:p>143.588755356</text:p>
          </table:table-cell>
          <table:table-cell office:value-type="float" office:value="-5600" calcext:value-type="float">
            <text:p>-5600</text:p>
          </table:table-cell>
        </table:table-row>
        <table:table-row table:style-name="ro1">
          <table:table-cell office:value-type="string" calcext:value-type="string">
            <text:p>143.594952838</text:p>
          </table:table-cell>
          <table:table-cell office:value-type="float" office:value="-5500" calcext:value-type="float">
            <text:p>-5500</text:p>
          </table:table-cell>
        </table:table-row>
        <table:table-row table:style-name="ro1">
          <table:table-cell office:value-type="string" calcext:value-type="string">
            <text:p>143.601175201</text:p>
          </table:table-cell>
          <table:table-cell office:value-type="float" office:value="-5400" calcext:value-type="float">
            <text:p>-5400</text:p>
          </table:table-cell>
        </table:table-row>
        <table:table-row table:style-name="ro1">
          <table:table-cell office:value-type="string" calcext:value-type="string">
            <text:p>143.608493422</text:p>
          </table:table-cell>
          <table:table-cell office:value-type="float" office:value="-5300" calcext:value-type="float">
            <text:p>-5300</text:p>
          </table:table-cell>
        </table:table-row>
        <table:table-row table:style-name="ro1">
          <table:table-cell office:value-type="string" calcext:value-type="string">
            <text:p>143.629667655</text:p>
          </table:table-cell>
          <table:table-cell office:value-type="float" office:value="-5200" calcext:value-type="float">
            <text:p>-5200</text:p>
          </table:table-cell>
        </table:table-row>
        <table:table-row table:style-name="ro1" table:number-rows-repeated="104850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B7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9:49:03.576371000</meta:creation-date>
    <dc:date>2018-03-07T22:13:51.976901000</dc:date>
    <meta:editing-duration>PT2H6M3S</meta:editing-duration>
    <meta:editing-cycles>2</meta:editing-cycles>
    <meta:generator>LibreOffice/5.4.1.2$MacOSX_X86_64 LibreOffice_project/ea7cb86e6eeb2bf3a5af73a8f7777ac570321527</meta:generator>
    <meta:document-statistic meta:table-count="1" meta:cell-count="1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Bold" style:font-family-generic="roman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Regular" style:font-family-generic="roman" fo:font-size="8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style:font-family-generic="roman" fo:font-size="8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Regular" style:font-family-generic="roman" fo:font-size="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Regular" style:font-family-generic="roman" fo:font-size="8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138cm" svg:height="10.003cm" xlink:href=".." xlink:type="simple" chart:class="chart:line" chart:style-name="ch1">
        <chart:title svg:x="4.237cm" svg:y="0.335cm" chart:style-name="ch2">
          <text:p>Profile 1. Mariana Trench Cross Section #1.</text:p>
        </chart:title>
        <chart:legend chart:legend-position="end" svg:x="15.084cm" svg:y="4.754cm" style:legend-expansion="high" chart:style-name="ch3"/>
        <chart:plot-area chart:style-name="ch4" table:cell-range-address="Sheet1.A1:Sheet1.B73" chart:data-source-has-labels="both" svg:x="1.997cm" svg:y="1.284cm" svg:width="12.745cm" svg:height="7.636cm">
          <chartooo:coordinate-region svg:x="3.485cm" svg:y="1.431cm" svg:width="11.257cm" svg:height="7.343cm"/>
          <chart:axis chart:dimension="x" chart:name="primary-x" chart:style-name="ch5" chartooo:axis-type="auto">
            <chartooo:date-scale/>
            <chart:title svg:x="6.418cm" svg:y="9.12cm" chart:style-name="ch6">
              <text:p>Coord. Longitude, dec. degrees</text:p>
            </chart:title>
            <chart:categories table:cell-range-address="Sheet1.A2:Sheet1.A73"/>
            <chart:grid chart:style-name="ch7" chart:class="major"/>
          </chart:axis>
          <chart:axis chart:dimension="y" chart:name="primary-y" chart:style-name="ch8">
            <chart:title svg:x="0.451cm" svg:y="4.871cm" chart:style-name="ch6">
              <text:p>Depth, m</text:p>
            </chart:title>
            <chart:grid chart:style-name="ch7" chart:class="major"/>
          </chart:axis>
          <chart:series chart:style-name="ch9" chart:values-cell-range-address="Sheet1.B2:Sheet1.B73" chart:label-cell-address="Sheet1.B1:Sheet1.B1" chart:class="chart:line">
            <chart:data-point chart:repeated="7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V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3.170919466</text:p>
                <draw:g>
                  <svg:desc>Sheet1.A2:Sheet1.A73</svg:desc>
                </draw:g>
              </table:table-cell>
              <table:table-cell office:value-type="float" office:value="-4600">
                <text:p>-4600</text:p>
                <draw:g>
                  <svg:desc>Sheet1.B2:Sheet1.B73</svg:desc>
                </draw:g>
              </table:table-cell>
            </table:table-row>
            <table:table-row>
              <table:table-cell office:value-type="string">
                <text:p>143.17779062</text:p>
              </table:table-cell>
              <table:table-cell office:value-type="float" office:value="-4700">
                <text:p>-4700</text:p>
              </table:table-cell>
            </table:table-row>
            <table:table-row>
              <table:table-cell office:value-type="string">
                <text:p>143.18474743</text:p>
              </table:table-cell>
              <table:table-cell office:value-type="float" office:value="-4800">
                <text:p>-4800</text:p>
              </table:table-cell>
            </table:table-row>
            <table:table-row>
              <table:table-cell office:value-type="string">
                <text:p>143.191478132</text:p>
              </table:table-cell>
              <table:table-cell office:value-type="float" office:value="-4900">
                <text:p>-4900</text:p>
              </table:table-cell>
            </table:table-row>
            <table:table-row>
              <table:table-cell office:value-type="string">
                <text:p>143.197861404</text:p>
              </table:table-cell>
              <table:table-cell office:value-type="float" office:value="-5000">
                <text:p>-5000</text:p>
              </table:table-cell>
            </table:table-row>
            <table:table-row>
              <table:table-cell office:value-type="string">
                <text:p>143.204192651</text:p>
              </table:table-cell>
              <table:table-cell office:value-type="float" office:value="-5100">
                <text:p>-5100</text:p>
              </table:table-cell>
            </table:table-row>
            <table:table-row>
              <table:table-cell office:value-type="string">
                <text:p>143.210492467</text:p>
              </table:table-cell>
              <table:table-cell office:value-type="float" office:value="-5200">
                <text:p>-5200</text:p>
              </table:table-cell>
            </table:table-row>
            <table:table-row>
              <table:table-cell office:value-type="string">
                <text:p>143.216551478</text:p>
              </table:table-cell>
              <table:table-cell office:value-type="float" office:value="-5300">
                <text:p>-5300</text:p>
              </table:table-cell>
            </table:table-row>
            <table:table-row>
              <table:table-cell office:value-type="string">
                <text:p>143.224029946</text:p>
              </table:table-cell>
              <table:table-cell office:value-type="float" office:value="-5400">
                <text:p>-5400</text:p>
              </table:table-cell>
            </table:table-row>
            <table:table-row>
              <table:table-cell office:value-type="string">
                <text:p>143.231444063</text:p>
              </table:table-cell>
              <table:table-cell office:value-type="float" office:value="-5500">
                <text:p>-5500</text:p>
              </table:table-cell>
            </table:table-row>
            <table:table-row>
              <table:table-cell office:value-type="string">
                <text:p>143.239120519</text:p>
              </table:table-cell>
              <table:table-cell office:value-type="float" office:value="-5600">
                <text:p>-5600</text:p>
              </table:table-cell>
            </table:table-row>
            <table:table-row>
              <table:table-cell office:value-type="string">
                <text:p>143.247956417</text:p>
              </table:table-cell>
              <table:table-cell office:value-type="float" office:value="-5700">
                <text:p>-5700</text:p>
              </table:table-cell>
            </table:table-row>
            <table:table-row>
              <table:table-cell office:value-type="string">
                <text:p>143.255392936</text:p>
              </table:table-cell>
              <table:table-cell office:value-type="float" office:value="-5800">
                <text:p>-5800</text:p>
              </table:table-cell>
            </table:table-row>
            <table:table-row>
              <table:table-cell office:value-type="string">
                <text:p>143.261759168</text:p>
              </table:table-cell>
              <table:table-cell office:value-type="float" office:value="-5900">
                <text:p>-5900</text:p>
              </table:table-cell>
            </table:table-row>
            <table:table-row>
              <table:table-cell office:value-type="string">
                <text:p>143.267582316</text:p>
              </table:table-cell>
              <table:table-cell office:value-type="float" office:value="-6000">
                <text:p>-6000</text:p>
              </table:table-cell>
            </table:table-row>
            <table:table-row>
              <table:table-cell office:value-type="string">
                <text:p>143.2741795</text:p>
              </table:table-cell>
              <table:table-cell office:value-type="float" office:value="-6100">
                <text:p>-6100</text:p>
              </table:table-cell>
            </table:table-row>
            <table:table-row>
              <table:table-cell office:value-type="string">
                <text:p>143.282486004</text:p>
              </table:table-cell>
              <table:table-cell office:value-type="float" office:value="-6200">
                <text:p>-6200</text:p>
              </table:table-cell>
            </table:table-row>
            <table:table-row>
              <table:table-cell office:value-type="string">
                <text:p>143.288135109</text:p>
              </table:table-cell>
              <table:table-cell office:value-type="float" office:value="-6300">
                <text:p>-6300</text:p>
              </table:table-cell>
            </table:table-row>
            <table:table-row>
              <table:table-cell office:value-type="string">
                <text:p>143.294395764</text:p>
              </table:table-cell>
              <table:table-cell office:value-type="float" office:value="-6400">
                <text:p>-6400</text:p>
              </table:table-cell>
            </table:table-row>
            <table:table-row>
              <table:table-cell office:value-type="string">
                <text:p>143.302830395</text:p>
              </table:table-cell>
              <table:table-cell office:value-type="float" office:value="-6500">
                <text:p>-6500</text:p>
              </table:table-cell>
            </table:table-row>
            <table:table-row>
              <table:table-cell office:value-type="string">
                <text:p>143.315456979</text:p>
              </table:table-cell>
              <table:table-cell office:value-type="float" office:value="-6600">
                <text:p>-6600</text:p>
              </table:table-cell>
            </table:table-row>
            <table:table-row>
              <table:table-cell office:value-type="string">
                <text:p>143.322222653</text:p>
              </table:table-cell>
              <table:table-cell office:value-type="float" office:value="-6700">
                <text:p>-6700</text:p>
              </table:table-cell>
            </table:table-row>
            <table:table-row>
              <table:table-cell office:value-type="string">
                <text:p>143.327868519</text:p>
              </table:table-cell>
              <table:table-cell office:value-type="float" office:value="-6800">
                <text:p>-6800</text:p>
              </table:table-cell>
            </table:table-row>
            <table:table-row>
              <table:table-cell office:value-type="string">
                <text:p>143.332411788</text:p>
              </table:table-cell>
              <table:table-cell office:value-type="float" office:value="-6900">
                <text:p>-6900</text:p>
              </table:table-cell>
            </table:table-row>
            <table:table-row>
              <table:table-cell office:value-type="string">
                <text:p>143.336253784</text:p>
              </table:table-cell>
              <table:table-cell office:value-type="float" office:value="-7000">
                <text:p>-7000</text:p>
              </table:table-cell>
            </table:table-row>
            <table:table-row>
              <table:table-cell office:value-type="string">
                <text:p>143.33984217</text:p>
              </table:table-cell>
              <table:table-cell office:value-type="float" office:value="-7100">
                <text:p>-7100</text:p>
              </table:table-cell>
            </table:table-row>
            <table:table-row>
              <table:table-cell office:value-type="string">
                <text:p>143.343371326</text:p>
              </table:table-cell>
              <table:table-cell office:value-type="float" office:value="-7200">
                <text:p>-7200</text:p>
              </table:table-cell>
            </table:table-row>
            <table:table-row>
              <table:table-cell office:value-type="string">
                <text:p>143.346873626</text:p>
              </table:table-cell>
              <table:table-cell office:value-type="float" office:value="-7300">
                <text:p>-7300</text:p>
              </table:table-cell>
            </table:table-row>
            <table:table-row>
              <table:table-cell office:value-type="string">
                <text:p>143.350150634</text:p>
              </table:table-cell>
              <table:table-cell office:value-type="float" office:value="-7400">
                <text:p>-7400</text:p>
              </table:table-cell>
            </table:table-row>
            <table:table-row>
              <table:table-cell office:value-type="string">
                <text:p>143.353059118</text:p>
              </table:table-cell>
              <table:table-cell office:value-type="float" office:value="-7500">
                <text:p>-7500</text:p>
              </table:table-cell>
            </table:table-row>
            <table:table-row>
              <table:table-cell office:value-type="string">
                <text:p>143.355967602</text:p>
              </table:table-cell>
              <table:table-cell office:value-type="float" office:value="-7600">
                <text:p>-7600</text:p>
              </table:table-cell>
            </table:table-row>
            <table:table-row>
              <table:table-cell office:value-type="string">
                <text:p>143.358878258</text:p>
              </table:table-cell>
              <table:table-cell office:value-type="float" office:value="-7700">
                <text:p>-7700</text:p>
              </table:table-cell>
            </table:table-row>
            <table:table-row>
              <table:table-cell office:value-type="string">
                <text:p>143.362131541</text:p>
              </table:table-cell>
              <table:table-cell office:value-type="float" office:value="-7800">
                <text:p>-7800</text:p>
              </table:table-cell>
            </table:table-row>
            <table:table-row>
              <table:table-cell office:value-type="string">
                <text:p>143.365762551</text:p>
              </table:table-cell>
              <table:table-cell office:value-type="float" office:value="-7900">
                <text:p>-7900</text:p>
              </table:table-cell>
            </table:table-row>
            <table:table-row>
              <table:table-cell office:value-type="string">
                <text:p>143.369435792</text:p>
              </table:table-cell>
              <table:table-cell office:value-type="float" office:value="-8000">
                <text:p>-8000</text:p>
              </table:table-cell>
            </table:table-row>
            <table:table-row>
              <table:table-cell office:value-type="string">
                <text:p>143.373645073</text:p>
              </table:table-cell>
              <table:table-cell office:value-type="float" office:value="-8100">
                <text:p>-8100</text:p>
              </table:table-cell>
            </table:table-row>
            <table:table-row>
              <table:table-cell office:value-type="string">
                <text:p>143.37836826</text:p>
              </table:table-cell>
              <table:table-cell office:value-type="float" office:value="-8200">
                <text:p>-8200</text:p>
              </table:table-cell>
            </table:table-row>
            <table:table-row>
              <table:table-cell office:value-type="string">
                <text:p>143.383632154</text:p>
              </table:table-cell>
              <table:table-cell office:value-type="float" office:value="-8300">
                <text:p>-8300</text:p>
              </table:table-cell>
            </table:table-row>
            <table:table-row>
              <table:table-cell office:value-type="string">
                <text:p>143.393503716</text:p>
              </table:table-cell>
              <table:table-cell office:value-type="float" office:value="-8400">
                <text:p>-8400</text:p>
              </table:table-cell>
            </table:table-row>
            <table:table-row>
              <table:table-cell office:value-type="string">
                <text:p>143.413737255</text:p>
              </table:table-cell>
              <table:table-cell office:value-type="float" office:value="-8400">
                <text:p>-8400</text:p>
              </table:table-cell>
            </table:table-row>
            <table:table-row>
              <table:table-cell office:value-type="string">
                <text:p>143.418641837</text:p>
              </table:table-cell>
              <table:table-cell office:value-type="float" office:value="-8300">
                <text:p>-8300</text:p>
              </table:table-cell>
            </table:table-row>
            <table:table-row>
              <table:table-cell office:value-type="string">
                <text:p>143.422107786</text:p>
              </table:table-cell>
              <table:table-cell office:value-type="float" office:value="-8200">
                <text:p>-8200</text:p>
              </table:table-cell>
            </table:table-row>
            <table:table-row>
              <table:table-cell office:value-type="string">
                <text:p>143.425637466</text:p>
              </table:table-cell>
              <table:table-cell office:value-type="float" office:value="-8100">
                <text:p>-8100</text:p>
              </table:table-cell>
            </table:table-row>
            <table:table-row>
              <table:table-cell office:value-type="string">
                <text:p>143.429330204</text:p>
              </table:table-cell>
              <table:table-cell office:value-type="float" office:value="-8000">
                <text:p>-8000</text:p>
              </table:table-cell>
            </table:table-row>
            <table:table-row>
              <table:table-cell office:value-type="string">
                <text:p>143.433146023</text:p>
              </table:table-cell>
              <table:table-cell office:value-type="float" office:value="-7900">
                <text:p>-7900</text:p>
              </table:table-cell>
            </table:table-row>
            <table:table-row>
              <table:table-cell office:value-type="string">
                <text:p>143.436614895</text:p>
              </table:table-cell>
              <table:table-cell office:value-type="float" office:value="-7800">
                <text:p>-7800</text:p>
              </table:table-cell>
            </table:table-row>
            <table:table-row>
              <table:table-cell office:value-type="string">
                <text:p>143.440247117</text:p>
              </table:table-cell>
              <table:table-cell office:value-type="float" office:value="-7700">
                <text:p>-7700</text:p>
              </table:table-cell>
            </table:table-row>
            <table:table-row>
              <table:table-cell office:value-type="string">
                <text:p>143.443948439</text:p>
              </table:table-cell>
              <table:table-cell office:value-type="float" office:value="-7600">
                <text:p>-7600</text:p>
              </table:table-cell>
            </table:table-row>
            <table:table-row>
              <table:table-cell office:value-type="string">
                <text:p>143.447403991</text:p>
              </table:table-cell>
              <table:table-cell office:value-type="float" office:value="-7500">
                <text:p>-7500</text:p>
              </table:table-cell>
            </table:table-row>
            <table:table-row>
              <table:table-cell office:value-type="string">
                <text:p>143.451363192</text:p>
              </table:table-cell>
              <table:table-cell office:value-type="float" office:value="-7400">
                <text:p>-7400</text:p>
              </table:table-cell>
            </table:table-row>
            <table:table-row>
              <table:table-cell office:value-type="string">
                <text:p>143.455097688</text:p>
              </table:table-cell>
              <table:table-cell office:value-type="float" office:value="-7300">
                <text:p>-7300</text:p>
              </table:table-cell>
            </table:table-row>
            <table:table-row>
              <table:table-cell office:value-type="string">
                <text:p>143.459128657</text:p>
              </table:table-cell>
              <table:table-cell office:value-type="float" office:value="-7200">
                <text:p>-7200</text:p>
              </table:table-cell>
            </table:table-row>
            <table:table-row>
              <table:table-cell office:value-type="string">
                <text:p>143.464302984</text:p>
              </table:table-cell>
              <table:table-cell office:value-type="float" office:value="-7100">
                <text:p>-7100</text:p>
              </table:table-cell>
            </table:table-row>
            <table:table-row>
              <table:table-cell office:value-type="string">
                <text:p>143.469456217</text:p>
              </table:table-cell>
              <table:table-cell office:value-type="float" office:value="-7000">
                <text:p>-7000</text:p>
              </table:table-cell>
            </table:table-row>
            <table:table-row>
              <table:table-cell office:value-type="string">
                <text:p>143.475995067</text:p>
              </table:table-cell>
              <table:table-cell office:value-type="float" office:value="-6900">
                <text:p>-6900</text:p>
              </table:table-cell>
            </table:table-row>
            <table:table-row>
              <table:table-cell office:value-type="string">
                <text:p>143.483458981</text:p>
              </table:table-cell>
              <table:table-cell office:value-type="float" office:value="-6800">
                <text:p>-6800</text:p>
              </table:table-cell>
            </table:table-row>
            <table:table-row>
              <table:table-cell office:value-type="string">
                <text:p>143.493501703</text:p>
              </table:table-cell>
              <table:table-cell office:value-type="float" office:value="-6700">
                <text:p>-6700</text:p>
              </table:table-cell>
            </table:table-row>
            <table:table-row>
              <table:table-cell office:value-type="string">
                <text:p>143.504824881</text:p>
              </table:table-cell>
              <table:table-cell office:value-type="float" office:value="-6600">
                <text:p>-6600</text:p>
              </table:table-cell>
            </table:table-row>
            <table:table-row>
              <table:table-cell office:value-type="string">
                <text:p>143.516067727</text:p>
              </table:table-cell>
              <table:table-cell office:value-type="float" office:value="-6500">
                <text:p>-6500</text:p>
              </table:table-cell>
            </table:table-row>
            <table:table-row>
              <table:table-cell office:value-type="string">
                <text:p>143.526264606</text:p>
              </table:table-cell>
              <table:table-cell office:value-type="float" office:value="-6400">
                <text:p>-6400</text:p>
              </table:table-cell>
            </table:table-row>
            <table:table-row>
              <table:table-cell office:value-type="string">
                <text:p>143.536029978</text:p>
              </table:table-cell>
              <table:table-cell office:value-type="float" office:value="-6300">
                <text:p>-6300</text:p>
              </table:table-cell>
            </table:table-row>
            <table:table-row>
              <table:table-cell office:value-type="string">
                <text:p>143.544771313</text:p>
              </table:table-cell>
              <table:table-cell office:value-type="float" office:value="-6200">
                <text:p>-6200</text:p>
              </table:table-cell>
            </table:table-row>
            <table:table-row>
              <table:table-cell office:value-type="string">
                <text:p>143.553782175</text:p>
              </table:table-cell>
              <table:table-cell office:value-type="float" office:value="-6100">
                <text:p>-6100</text:p>
              </table:table-cell>
            </table:table-row>
            <table:table-row>
              <table:table-cell office:value-type="string">
                <text:p>143.561522557</text:p>
              </table:table-cell>
              <table:table-cell office:value-type="float" office:value="-6000">
                <text:p>-6000</text:p>
              </table:table-cell>
            </table:table-row>
            <table:table-row>
              <table:table-cell office:value-type="string">
                <text:p>143.56887296</text:p>
              </table:table-cell>
              <table:table-cell office:value-type="float" office:value="-5900">
                <text:p>-5900</text:p>
              </table:table-cell>
            </table:table-row>
            <table:table-row>
              <table:table-cell office:value-type="string">
                <text:p>143.575336018</text:p>
              </table:table-cell>
              <table:table-cell office:value-type="float" office:value="-5800">
                <text:p>-5800</text:p>
              </table:table-cell>
            </table:table-row>
            <table:table-row>
              <table:table-cell office:value-type="string">
                <text:p>143.581922513</text:p>
              </table:table-cell>
              <table:table-cell office:value-type="float" office:value="-5700">
                <text:p>-5700</text:p>
              </table:table-cell>
            </table:table-row>
            <table:table-row>
              <table:table-cell office:value-type="string">
                <text:p>143.588755356</text:p>
              </table:table-cell>
              <table:table-cell office:value-type="float" office:value="-5600">
                <text:p>-5600</text:p>
              </table:table-cell>
            </table:table-row>
            <table:table-row>
              <table:table-cell office:value-type="string">
                <text:p>143.594952838</text:p>
              </table:table-cell>
              <table:table-cell office:value-type="float" office:value="-5500">
                <text:p>-5500</text:p>
              </table:table-cell>
            </table:table-row>
            <table:table-row>
              <table:table-cell office:value-type="string">
                <text:p>143.601175201</text:p>
              </table:table-cell>
              <table:table-cell office:value-type="float" office:value="-5400">
                <text:p>-5400</text:p>
              </table:table-cell>
            </table:table-row>
            <table:table-row>
              <table:table-cell office:value-type="string">
                <text:p>143.608493422</text:p>
              </table:table-cell>
              <table:table-cell office:value-type="float" office:value="-5300">
                <text:p>-5300</text:p>
              </table:table-cell>
            </table:table-row>
            <table:table-row>
              <table:table-cell office:value-type="string">
                <text:p>143.629667655</text:p>
              </table:table-cell>
              <table:table-cell office:value-type="float" office:value="-5200">
                <text:p>-5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